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5-07-24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5-05-13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5-03-11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4-12-1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4-08-26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4-07-25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4-05-2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4-05-0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4-02-29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3-11-15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3-08-2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3-08-17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2-06-2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1-07-0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1-06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1-03-1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0-12-30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0-10-08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0-09-28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0-06-30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20-06-15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9-12-20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9-10-29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9-10-2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9-08-06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9-06-28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9-04-22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2-2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1-29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1-14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8-23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8-1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7-26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7-1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7-10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7-06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6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5-2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2-2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1-31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1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1-0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8-01-03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7-2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3-23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1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784</text:p>
          </table:table-cell>
          <table:table-cell office:value-type="string" calcext:value-type="string">
            <text:p>OGAL nr Marion; Marion Rest Area</text:p>
          </table:table-cell>
          <table:table-cell office:value-type="string" calcext:value-type="string">
            <text:p>2016-10-2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4" meta:object-count="0"/>
    <meta:user-defined meta:name="AppVersion">3.0</meta:user-defined>
  </office:meta>
</office:document-meta>
</file>